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ComponentsBuilder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ComponentsBuilderMethodArgumentResolver.supportsParameter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